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9.97mm" svg:height="90.04mm" svg:x="207.6mm" svg:y="34.53mm">
            <draw:object draw:notify-on-update-of-ranges="Planilha1.B1:Planilha1.I1 Planilha1.B14:Planilha1.I14 Planilha1.B16:Planilha1.I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º Threa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xec 1</text:p>
          </table:table-cell>
          <table:table-cell office:value-type="float" office:value="6447995" calcext:value-type="float">
            <text:p>6447995</text:p>
          </table:table-cell>
          <table:table-cell office:value-type="float" office:value="3608690" calcext:value-type="float">
            <text:p>3608690</text:p>
          </table:table-cell>
          <table:table-cell office:value-type="float" office:value="3175447" calcext:value-type="float">
            <text:p>3175447</text:p>
          </table:table-cell>
          <table:table-cell office:value-type="float" office:value="2733433" calcext:value-type="float">
            <text:p>2733433</text:p>
          </table:table-cell>
          <table:table-cell office:value-type="float" office:value="2806321" calcext:value-type="float">
            <text:p>2806321</text:p>
          </table:table-cell>
          <table:table-cell office:value-type="float" office:value="2808160" calcext:value-type="float">
            <text:p>2808160</text:p>
          </table:table-cell>
          <table:table-cell office:value-type="float" office:value="2782240" calcext:value-type="float">
            <text:p>2782240</text:p>
          </table:table-cell>
          <table:table-cell office:value-type="float" office:value="2733125" calcext:value-type="float">
            <text:p>2733125</text:p>
          </table:table-cell>
        </table:table-row>
        <table:table-row table:style-name="ro1">
          <table:table-cell office:value-type="string" calcext:value-type="string">
            <text:p>Exec 2</text:p>
          </table:table-cell>
          <table:table-cell office:value-type="float" office:value="6448804" calcext:value-type="float">
            <text:p>6448804</text:p>
          </table:table-cell>
          <table:table-cell office:value-type="float" office:value="3636695" calcext:value-type="float">
            <text:p>3636695</text:p>
          </table:table-cell>
          <table:table-cell office:value-type="float" office:value="3169803" calcext:value-type="float">
            <text:p>3169803</text:p>
          </table:table-cell>
          <table:table-cell office:value-type="float" office:value="2772433" calcext:value-type="float">
            <text:p>2772433</text:p>
          </table:table-cell>
          <table:table-cell office:value-type="float" office:value="2865494" calcext:value-type="float">
            <text:p>2865494</text:p>
          </table:table-cell>
          <table:table-cell office:value-type="float" office:value="2794333" calcext:value-type="float">
            <text:p>2794333</text:p>
          </table:table-cell>
          <table:table-cell office:value-type="float" office:value="2752752" calcext:value-type="float">
            <text:p>2752752</text:p>
          </table:table-cell>
          <table:table-cell office:value-type="float" office:value="2716839" calcext:value-type="float">
            <text:p>2716839</text:p>
          </table:table-cell>
        </table:table-row>
        <table:table-row table:style-name="ro1">
          <table:table-cell office:value-type="string" calcext:value-type="string">
            <text:p>Exec 3</text:p>
          </table:table-cell>
          <table:table-cell office:value-type="float" office:value="6466307" calcext:value-type="float">
            <text:p>6466307</text:p>
          </table:table-cell>
          <table:table-cell office:value-type="float" office:value="3617378" calcext:value-type="float">
            <text:p>3617378</text:p>
          </table:table-cell>
          <table:table-cell office:value-type="float" office:value="3196543" calcext:value-type="float">
            <text:p>3196543</text:p>
          </table:table-cell>
          <table:table-cell office:value-type="float" office:value="2784691" calcext:value-type="float">
            <text:p>2784691</text:p>
          </table:table-cell>
          <table:table-cell office:value-type="float" office:value="2786211" calcext:value-type="float">
            <text:p>2786211</text:p>
          </table:table-cell>
          <table:table-cell office:value-type="float" office:value="2766777" calcext:value-type="float">
            <text:p>2766777</text:p>
          </table:table-cell>
          <table:table-cell office:value-type="float" office:value="2776362" calcext:value-type="float">
            <text:p>2776362</text:p>
          </table:table-cell>
          <table:table-cell office:value-type="float" office:value="2741283" calcext:value-type="float">
            <text:p>2741283</text:p>
          </table:table-cell>
        </table:table-row>
        <table:table-row table:style-name="ro1">
          <table:table-cell office:value-type="string" calcext:value-type="string">
            <text:p>Exec 4</text:p>
          </table:table-cell>
          <table:table-cell office:value-type="float" office:value="6470640" calcext:value-type="float">
            <text:p>6470640</text:p>
          </table:table-cell>
          <table:table-cell office:value-type="float" office:value="3597332" calcext:value-type="float">
            <text:p>3597332</text:p>
          </table:table-cell>
          <table:table-cell office:value-type="float" office:value="3194801" calcext:value-type="float">
            <text:p>3194801</text:p>
          </table:table-cell>
          <table:table-cell office:value-type="float" office:value="2767357" calcext:value-type="float">
            <text:p>2767357</text:p>
          </table:table-cell>
          <table:table-cell office:value-type="float" office:value="2858927" calcext:value-type="float">
            <text:p>2858927</text:p>
          </table:table-cell>
          <table:table-cell office:value-type="float" office:value="2786519" calcext:value-type="float">
            <text:p>2786519</text:p>
          </table:table-cell>
          <table:table-cell office:value-type="float" office:value="2773218" calcext:value-type="float">
            <text:p>2773218</text:p>
          </table:table-cell>
          <table:table-cell office:value-type="float" office:value="2724697" calcext:value-type="float">
            <text:p>2724697</text:p>
          </table:table-cell>
        </table:table-row>
        <table:table-row table:style-name="ro1">
          <table:table-cell office:value-type="string" calcext:value-type="string">
            <text:p>Exec 5</text:p>
          </table:table-cell>
          <table:table-cell office:value-type="float" office:value="6471185" calcext:value-type="float">
            <text:p>6471185</text:p>
          </table:table-cell>
          <table:table-cell office:value-type="float" office:value="3663539" calcext:value-type="float">
            <text:p>3663539</text:p>
          </table:table-cell>
          <table:table-cell office:value-type="float" office:value="3211511" calcext:value-type="float">
            <text:p>3211511</text:p>
          </table:table-cell>
          <table:table-cell office:value-type="float" office:value="2807748" calcext:value-type="float">
            <text:p>2807748</text:p>
          </table:table-cell>
          <table:table-cell office:value-type="float" office:value="2855245" calcext:value-type="float">
            <text:p>2855245</text:p>
          </table:table-cell>
          <table:table-cell office:value-type="float" office:value="2824119" calcext:value-type="float">
            <text:p>2824119</text:p>
          </table:table-cell>
          <table:table-cell office:value-type="float" office:value="2795703" calcext:value-type="float">
            <text:p>2795703</text:p>
          </table:table-cell>
          <table:table-cell office:value-type="float" office:value="2847287" calcext:value-type="float">
            <text:p>2847287</text:p>
          </table:table-cell>
        </table:table-row>
        <table:table-row table:style-name="ro1">
          <table:table-cell office:value-type="string" calcext:value-type="string">
            <text:p>Exec 6</text:p>
          </table:table-cell>
          <table:table-cell office:value-type="float" office:value="6505565" calcext:value-type="float">
            <text:p>6505565</text:p>
          </table:table-cell>
          <table:table-cell office:value-type="float" office:value="3674616" calcext:value-type="float">
            <text:p>3674616</text:p>
          </table:table-cell>
          <table:table-cell office:value-type="float" office:value="3347221" calcext:value-type="float">
            <text:p>3347221</text:p>
          </table:table-cell>
          <table:table-cell office:value-type="float" office:value="2809530" calcext:value-type="float">
            <text:p>2809530</text:p>
          </table:table-cell>
          <table:table-cell office:value-type="float" office:value="2900696" calcext:value-type="float">
            <text:p>2900696</text:p>
          </table:table-cell>
          <table:table-cell office:value-type="float" office:value="2835616" calcext:value-type="float">
            <text:p>2835616</text:p>
          </table:table-cell>
          <table:table-cell office:value-type="float" office:value="2763409" calcext:value-type="float">
            <text:p>2763409</text:p>
          </table:table-cell>
          <table:table-cell office:value-type="float" office:value="2837584" calcext:value-type="float">
            <text:p>2837584</text:p>
          </table:table-cell>
        </table:table-row>
        <table:table-row table:style-name="ro1">
          <table:table-cell office:value-type="string" calcext:value-type="string">
            <text:p>Exec 7</text:p>
          </table:table-cell>
          <table:table-cell office:value-type="float" office:value="6473628" calcext:value-type="float">
            <text:p>6473628</text:p>
          </table:table-cell>
          <table:table-cell office:value-type="float" office:value="3676955" calcext:value-type="float">
            <text:p>3676955</text:p>
          </table:table-cell>
          <table:table-cell office:value-type="float" office:value="3189143" calcext:value-type="float">
            <text:p>3189143</text:p>
          </table:table-cell>
          <table:table-cell office:value-type="float" office:value="2771879" calcext:value-type="float">
            <text:p>2771879</text:p>
          </table:table-cell>
          <table:table-cell office:value-type="float" office:value="2810306" calcext:value-type="float">
            <text:p>2810306</text:p>
          </table:table-cell>
          <table:table-cell office:value-type="float" office:value="2830358" calcext:value-type="float">
            <text:p>2830358</text:p>
          </table:table-cell>
          <table:table-cell office:value-type="float" office:value="2766555" calcext:value-type="float">
            <text:p>2766555</text:p>
          </table:table-cell>
          <table:table-cell office:value-type="float" office:value="2861886" calcext:value-type="float">
            <text:p>2861886</text:p>
          </table:table-cell>
        </table:table-row>
        <table:table-row table:style-name="ro1">
          <table:table-cell office:value-type="string" calcext:value-type="string">
            <text:p>Exec 8</text:p>
          </table:table-cell>
          <table:table-cell office:value-type="float" office:value="6441861" calcext:value-type="float">
            <text:p>6441861</text:p>
          </table:table-cell>
          <table:table-cell office:value-type="float" office:value="3662061" calcext:value-type="float">
            <text:p>3662061</text:p>
          </table:table-cell>
          <table:table-cell office:value-type="float" office:value="3227044" calcext:value-type="float">
            <text:p>3227044</text:p>
          </table:table-cell>
          <table:table-cell office:value-type="float" office:value="2748711" calcext:value-type="float">
            <text:p>2748711</text:p>
          </table:table-cell>
          <table:table-cell office:value-type="float" office:value="2774306" calcext:value-type="float">
            <text:p>2774306</text:p>
          </table:table-cell>
          <table:table-cell office:value-type="float" office:value="2793344" calcext:value-type="float">
            <text:p>2793344</text:p>
          </table:table-cell>
          <table:table-cell office:value-type="float" office:value="2768979" calcext:value-type="float">
            <text:p>2768979</text:p>
          </table:table-cell>
          <table:table-cell office:value-type="float" office:value="2875926" calcext:value-type="float">
            <text:p>2875926</text:p>
          </table:table-cell>
        </table:table-row>
        <table:table-row table:style-name="ro1">
          <table:table-cell office:value-type="string" calcext:value-type="string">
            <text:p>Exec 9</text:p>
          </table:table-cell>
          <table:table-cell office:value-type="float" office:value="6482865" calcext:value-type="float">
            <text:p>6482865</text:p>
          </table:table-cell>
          <table:table-cell office:value-type="float" office:value="3610962" calcext:value-type="float">
            <text:p>3610962</text:p>
          </table:table-cell>
          <table:table-cell office:value-type="float" office:value="3223314" calcext:value-type="float">
            <text:p>3223314</text:p>
          </table:table-cell>
          <table:table-cell office:value-type="float" office:value="2836719" calcext:value-type="float">
            <text:p>2836719</text:p>
          </table:table-cell>
          <table:table-cell office:value-type="float" office:value="2823704" calcext:value-type="float">
            <text:p>2823704</text:p>
          </table:table-cell>
          <table:table-cell office:value-type="float" office:value="2813962" calcext:value-type="float">
            <text:p>2813962</text:p>
          </table:table-cell>
          <table:table-cell office:value-type="float" office:value="2804883" calcext:value-type="float">
            <text:p>2804883</text:p>
          </table:table-cell>
          <table:table-cell office:value-type="float" office:value="2899599" calcext:value-type="float">
            <text:p>2899599</text:p>
          </table:table-cell>
        </table:table-row>
        <table:table-row table:style-name="ro1">
          <table:table-cell office:value-type="string" calcext:value-type="string">
            <text:p>Exec 10</text:p>
          </table:table-cell>
          <table:table-cell office:value-type="float" office:value="6441508" calcext:value-type="float">
            <text:p>6441508</text:p>
          </table:table-cell>
          <table:table-cell office:value-type="float" office:value="3597315" calcext:value-type="float">
            <text:p>3597315</text:p>
          </table:table-cell>
          <table:table-cell office:value-type="float" office:value="3171422" calcext:value-type="float">
            <text:p>3171422</text:p>
          </table:table-cell>
          <table:table-cell office:value-type="float" office:value="2826329" calcext:value-type="float">
            <text:p>2826329</text:p>
          </table:table-cell>
          <table:table-cell office:value-type="float" office:value="2800299" calcext:value-type="float">
            <text:p>2800299</text:p>
          </table:table-cell>
          <table:table-cell office:value-type="float" office:value="2821270" calcext:value-type="float">
            <text:p>2821270</text:p>
          </table:table-cell>
          <table:table-cell office:value-type="float" office:value="2756127" calcext:value-type="float">
            <text:p>2756127</text:p>
          </table:table-cell>
          <table:table-cell office:value-type="float" office:value="2849844" calcext:value-type="float">
            <text:p>284984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2])" office:value-type="float" office:value="6465035.8" calcext:value-type="float">
            <text:p>6465035,8</text:p>
          </table:table-cell>
          <table:table-cell table:formula="of:=AVERAGE([.C2:.C12])" office:value-type="float" office:value="3634554.3" calcext:value-type="float">
            <text:p>3634554,3</text:p>
          </table:table-cell>
          <table:table-cell table:formula="of:=AVERAGE([.D2:.D12])" office:value-type="float" office:value="3210624.9" calcext:value-type="float">
            <text:p>3210624,9</text:p>
          </table:table-cell>
          <table:table-cell table:formula="of:=AVERAGE([.E2:.E12])" office:value-type="float" office:value="2785883" calcext:value-type="float">
            <text:p>2785883</text:p>
          </table:table-cell>
          <table:table-cell table:formula="of:=AVERAGE([.F2:.F12])" office:value-type="float" office:value="2828150.9" calcext:value-type="float">
            <text:p>2828150,9</text:p>
          </table:table-cell>
          <table:table-cell table:formula="of:=AVERAGE([.G2:.G12])" office:value-type="float" office:value="2807445.8" calcext:value-type="float">
            <text:p>2807445,8</text:p>
          </table:table-cell>
          <table:table-cell table:formula="of:=AVERAGE([.H2:.H12])" office:value-type="float" office:value="2774022.8" calcext:value-type="float">
            <text:p>2774022,8</text:p>
          </table:table-cell>
          <table:table-cell table:formula="of:=AVERAGE([.I2:.I12])" office:value-type="float" office:value="2808807" calcext:value-type="float">
            <text:p>280880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celeração</text:p>
          </table:table-cell>
          <table:table-cell table:formula="of:=([.B14]/[.B14])" office:value-type="float" office:value="1" calcext:value-type="float">
            <text:p>1</text:p>
          </table:table-cell>
          <table:table-cell table:formula="of:=([.B14]/[.C14])" office:value-type="float" office:value="1.77876990309376" calcext:value-type="float">
            <text:p>1,77876990309376</text:p>
          </table:table-cell>
          <table:table-cell table:formula="of:=([.B14]/[.D14])" office:value-type="float" office:value="2.01363784352386" calcext:value-type="float">
            <text:p>2,01363784352386</text:p>
          </table:table-cell>
          <table:table-cell table:formula="of:=([.B14]/[.E14])" office:value-type="float" office:value="2.32064153447937" calcext:value-type="float">
            <text:p>2,32064153447937</text:p>
          </table:table-cell>
          <table:table-cell table:formula="of:=([.B14]/[.F14])" office:value-type="float" office:value="2.28595857455838" calcext:value-type="float">
            <text:p>2,28595857455838</text:p>
          </table:table-cell>
          <table:table-cell table:formula="of:=([.B14]/[.G14])" office:value-type="float" office:value="2.30281767149343" calcext:value-type="float">
            <text:p>2,30281767149343</text:p>
          </table:table-cell>
          <table:table-cell table:formula="of:=([.B14]/[.H14])" office:value-type="float" office:value="2.33056332485804" calcext:value-type="float">
            <text:p>2,33056332485804</text:p>
          </table:table-cell>
          <table:table-cell table:formula="of:=([.B14]/[.I14])" office:value-type="float" office:value="2.30170168331252" calcext:value-type="float">
            <text:p>2,301701683312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 style:data-style-name="N2" text:time-value="17:11:13.9879393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20:28:33.373389777</meta:creation-date>
    <dc:date>2020-03-25T17:23:32.107910255</dc:date>
    <meta:editing-duration>PT20M14S</meta:editing-duration>
    <meta:editing-cycles>2</meta:editing-cycles>
    <meta:generator>LibreOffice/6.0.7.3$Linux_X86_64 LibreOffice_project/00m0$Build-3</meta:generator>
    <meta:document-statistic meta:table-count="1" meta:cell-count="1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7.002cm" svg:y="0.317cm" chart:style-name="ch2">
          <text:p>OpenMP</text:p>
        </chart:title>
        <chart:legend chart:legend-position="end" svg:x="12.987cm" svg:y="3.954cm" style:legend-expansion="high" chart:style-name="ch3"/>
        <chart:plot-area chart:style-name="ch4" table:cell-range-address="Planilha1.B1:Planilha1.I1 Planilha1.B14:Planilha1.I14 Planilha1.B16:Planilha1.I16" chart:data-source-has-labels="both" svg:x="1.33cm" svg:y="1.275cm" svg:width="11.338cm" svg:height="6.569cm">
          <chartooo:coordinate-region svg:x="2.877cm" svg:y="1.474cm" svg:width="9.063cm" svg:height="5.723cm"/>
          <chart:axis chart:dimension="x" chart:name="primary-x" chart:style-name="ch5" chartooo:axis-type="auto">
            <chartooo:date-scale/>
            <chart:title svg:x="5.91cm" svg:y="8.024cm" chart:style-name="ch6">
              <text:p>Nº de Threads</text:p>
            </chart:title>
            <chart:categories table:cell-range-address="Planilha1.B1:Planilha1.I1"/>
          </chart:axis>
          <chart:axis chart:dimension="y" chart:name="primary-y" chart:style-name="ch7">
            <chart:title svg:x="0.451cm" svg:y="5.397cm" chart:style-name="ch8">
              <text:p>Tempo(us)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Planilha1.B14:Planilha1.I14" loext:label-string="tempo" chart:class="chart:bar">
            <chart:data-point chart:repeated="8"/>
          </chart:series>
          <chart:series chart:attached-axis="secondary-y" chart:style-name="ch12" chart:values-cell-range-address="Planilha1.B16:Planilha1.I16" loext:label-string="aceleração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</text:p>
              </table:table-cell>
              <table:table-cell office:value-type="string">
                <text:p>aceleração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lanilha1.B1:Planilha1.I1</svg:desc>
                </draw:g>
              </table:table-cell>
              <table:table-cell office:value-type="float" office:value="6465035.8">
                <text:p>6465035.8</text:p>
                <draw:g>
                  <svg:desc>Planilha1.B14:Planilha1.I14</svg:desc>
                </draw:g>
              </table:table-cell>
              <table:table-cell office:value-type="float" office:value="1">
                <text:p>1</text:p>
                <draw:g>
                  <svg:desc>Planilha1.B16:Planilha1.I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634554.3">
                <text:p>3634554.3</text:p>
              </table:table-cell>
              <table:table-cell office:value-type="float" office:value="1.77876990309376">
                <text:p>1.7787699030937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210624.9">
                <text:p>3210624.9</text:p>
              </table:table-cell>
              <table:table-cell office:value-type="float" office:value="2.01363784352386">
                <text:p>2.0136378435238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785883">
                <text:p>2785883</text:p>
              </table:table-cell>
              <table:table-cell office:value-type="float" office:value="2.32064153447937">
                <text:p>2.320641534479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828150.9">
                <text:p>2828150.9</text:p>
              </table:table-cell>
              <table:table-cell office:value-type="float" office:value="2.28595857455838">
                <text:p>2.2859585745583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807445.8">
                <text:p>2807445.8</text:p>
              </table:table-cell>
              <table:table-cell office:value-type="float" office:value="2.30281767149343">
                <text:p>2.3028176714934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774022.8">
                <text:p>2774022.8</text:p>
              </table:table-cell>
              <table:table-cell office:value-type="float" office:value="2.33056332485804">
                <text:p>2.330563324858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808807">
                <text:p>2808807</text:p>
              </table:table-cell>
              <table:table-cell office:value-type="float" office:value="2.30170168331252">
                <text:p>2.301701683312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